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794cm" svg:height="2.286cm" svg:x="7.477cm" svg:y="2.143cm">
          <text:p text:style-name="P1">Use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2.794cm" svg:height="2.286cm" svg:x="12.938cm" svg:y="2.144cm">
          <text:p text:style-name="P1">Us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794cm" svg:height="2.286cm" svg:x="18.399cm" svg:y="2.144cm">
          <text:p text:style-name="P1">Use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112cm" svg:height="3.912cm" svg:x="6.588cm" svg:y="6.588cm">
          <text:p text:style-name="P1"><text:span text:style-name="T1">Daily Metta 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" draw:id="id1" draw:layer="layout" svg:width="6.477cm" svg:height="5.461cm" svg:x="11.287cm" svg:y="11.28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286cm" svg:x="15.478cm" svg:y="14.208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3" draw:id="id3" draw:layer="layout" svg:width="7.747cm" svg:height="3.937cm" svg:x="14.843cm" svg:y="6.588cm">
          <text:p text:style-name="P1">Wordpress websit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3" draw:layer="layout" draw:type="curve" svg:x1="11.287cm" svg:y1="14.017cm" svg:x2="10.144cm" svg:y2="10.5cm" draw:start-shape="id1" draw:start-glue-point="3" draw:end-shape="id2" draw:end-glue-point="6" svg:d="M11287 14017c-762 0-1143-1172-1143-3517" svg:viewBox="0 0 1144 3518">
          <text:p/>
        </draw:connector>
        <draw:connector draw:style-name="gr2" draw:text-style-name="P3" draw:layer="layout" draw:type="curve" svg:x1="17.764cm" svg:y1="14.017cm" svg:x2="18.717cm" svg:y2="10.525cm" draw:start-shape="id1" draw:start-glue-point="1" draw:end-shape="id3" draw:end-glue-point="6" svg:d="M17764 14017c636 0 953-1164 953-3492" svg:viewBox="0 0 954 3493">
          <text:p/>
        </draw:connector>
        <draw:connector draw:style-name="gr2" draw:text-style-name="P3" draw:layer="layout" draw:type="curve" svg:x1="10.144cm" svg:y1="6.588cm" svg:x2="8.874cm" svg:y2="4.429cm" draw:start-shape="id2" draw:start-glue-point="4" draw:end-shape="id4" draw:end-glue-point="2" svg:d="M10144 6588c0-1618-1270-539-1270-2159" svg:viewBox="0 0 1271 2160">
          <text:p/>
        </draw:connector>
        <draw:connector draw:style-name="gr2" draw:text-style-name="P3" draw:layer="layout" draw:type="curve" svg:x1="10.144cm" svg:y1="6.588cm" svg:x2="14.335cm" svg:y2="4.43cm" draw:start-shape="id2" draw:start-glue-point="4" draw:end-shape="id5" draw:end-glue-point="2" svg:d="M10144 6588c0-1617 4191-538 4191-2158" svg:viewBox="0 0 4192 2159">
          <text:p/>
        </draw:connector>
        <draw:connector draw:style-name="gr2" draw:text-style-name="P3" draw:layer="layout" draw:type="curve" svg:x1="18.717cm" svg:y1="6.588cm" svg:x2="14.335cm" svg:y2="4.43cm" draw:start-shape="id3" draw:start-glue-point="4" draw:end-shape="id5" draw:end-glue-point="2" svg:d="M18717 6588c0-1618-4382-540-4382-2158" svg:viewBox="0 0 4383 2159">
          <text:p/>
        </draw:connector>
        <draw:connector draw:style-name="gr2" draw:text-style-name="P3" draw:layer="layout" draw:type="curve" svg:x1="18.717cm" svg:y1="6.588cm" svg:x2="19.796cm" svg:y2="4.43cm" draw:start-shape="id3" draw:start-glue-point="4" draw:end-shape="id6" draw:end-glue-point="2" svg:d="M18717 6588c0-1618 1079-540 1079-2158" svg:viewBox="0 0 1080 21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7:25:22.785530322</meta:creation-date>
    <dc:date>2015-05-22T17:46:00.502069995</dc:date>
    <meta:editing-duration>PT24M6S</meta:editing-duration>
    <meta:editing-cycles>7</meta:editing-cycles>
    <meta:generator>LibreOffice/4.4.2.2$Linux_X86_64 LibreOffice_project/40m0$Build-2</meta:generator>
    <meta:document-statistic meta:object-count="13"/>
  </office:meta>
</office:document-meta>
</file>